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215000001AFE59F3B9C9B15FEBC.png" manifest:media-type="image/png"/>
  <manifest:file-entry manifest:full-path="Pictures/1000000000000236000001F1B5C9E10B7D8DCBCC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1.012cm" svg:y="-1.894cm" svg:width="14.975cm" svg:height="13.15cm" draw:z-index="0"><draw:image xlink:href="Pictures/1000000000000236000001F1B5C9E10B7D8DCBCC.png" xlink:type="simple" xlink:show="embed" xlink:actuate="onLoad" draw:mime-type="image/png"/></draw:frame><draw:frame draw:style-name="fr1" draw:name="Изображение2" text:anchor-type="char" svg:x="1.617cm" svg:y="11.557cm" svg:width="14.102cm" svg:height="11.404cm" draw:z-index="1"><draw:image xlink:href="Pictures/1000000000000215000001AFE59F3B9C9B15FE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12-01T14:47:42.257909224</meta:creation-date>
    <dc:date>2022-12-01T14:50:11.264336073</dc:date>
    <meta:editing-duration>PT2M2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2.4.1$Linux_X86_64 LibreOffice_project/20$Build-1</meta:generator>
  </office:meta>
</office:document-meta>
</file>